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weight="bold" officeooo:rsid="001b1c32" officeooo:paragraph-rsid="001b1c3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officeooo:rsid="001b1c32" officeooo:paragraph-rsid="001b1c32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rsid="0020f62e" officeooo:paragraph-rsid="0020f62e" style:font-size-asian="14pt" style:font-size-complex="16pt"/>
    </style:style>
    <style:style style:name="T1" style:family="text">
      <style:text-properties officeooo:rsid="001efddd"/>
    </style:style>
    <style:style style:name="T2" style:family="text">
      <style:text-properties officeooo:rsid="0020f6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erox Menorca</text:p>
      <text:p text:style-name="P2"/>
      <text:p text:style-name="P2"/>
      <text:p text:style-name="P2">Sr. José Curto Carreras</text:p>
      <text:p text:style-name="P2">Jefe de secció de Xerox Menorca</text:p>
      <text:p text:style-name="P2">Carrer de Maria Lluïsa Serra, 87</text:p>
      <text:p text:style-name="P2">07703 Maó</text:p>
      <text:p text:style-name="P2"/>
      <text:p text:style-name="P2"/>
      <text:p text:style-name="P2">Senyor,</text:p>
      <text:p text:style-name="P2">des de l’IES Joan Ramis i Ramisesteim interessats en fer una comanda de 2 <text:span text:style-name="T2">Impressores </text:span>Multifuncions</text:p>
      <text:p text:style-name="P2"/>
      <text:p text:style-name="P3">Multifuncional Xerox B225</text:p>
      <text:p text:style-name="P3">Multifuncional Xerox B235</text:p>
      <text:p text:style-name="P3"/>
      <text:p text:style-name="P2">Mentre esperam la recepció de la nostra comanda, us saludam ben aten-</text:p>
      <text:p text:style-name="P2">tament.</text:p>
      <text:p text:style-name="P2"/>
      <text:p text:style-name="P2">Hugo Barceló Fernandez</text:p>
      <text:p text:style-name="P2">Alumne de 1r SMX de l’IES Joan Ramis i Ramis</text:p>
      <text:p text:style-name="P2"><text:span text:style-name="T1">Maó</text:span>, 10 de novembre de 20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06:25.630522783</meta:creation-date>
    <meta:generator>LibreOffice/7.3.7.2$Linux_X86_64 LibreOffice_project/30$Build-2</meta:generator>
    <dc:date>2023-11-29T08:47:52.594807684</dc:date>
    <meta:editing-duration>PT9M49S</meta:editing-duration>
    <meta:editing-cycles>4</meta:editing-cycles>
    <meta:document-statistic meta:table-count="0" meta:image-count="0" meta:object-count="0" meta:page-count="1" meta:paragraph-count="14" meta:word-count="75" meta:character-count="433" meta:non-whitespace-character-count="372"/>
  </office:meta>
</office:document-meta>
</file>